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3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3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3718" table:style-name="ce13">
            <text:p>223,718</text:p>
          </table:table-cell>
          <table:table-cell office:value-type="float" office:value="111186" table:style-name="ce13">
            <text:p>111,186</text:p>
          </table:table-cell>
          <table:table-cell office:value-type="float" office:value="1695" table:style-name="ce13">
            <text:p>1,695</text:p>
          </table:table-cell>
          <table:table-cell office:value-type="float" office:value="1138" table:style-name="ce13">
            <text:p>1,138</text:p>
          </table:table-cell>
          <table:table-cell office:value-type="float" office:value="188975" table:style-name="ce13">
            <text:p>188,975</text:p>
          </table:table-cell>
          <table:table-cell office:value-type="float" office:value="36980" table:style-name="ce13">
            <text:p>36,980</text:p>
          </table:table-cell>
          <table:table-cell office:value-type="float" office:value="776822" table:style-name="ce13">
            <text:p>776,822</text:p>
          </table:table-cell>
          <table:table-cell office:value-type="float" office:value="726" table:style-name="ce13">
            <text:p>726</text:p>
          </table:table-cell>
          <table:table-cell office:value-type="float" office:value="0.25" table:style-name="ce14">
            <text:p>0.25</text:p>
          </table:table-cell>
          <table:table-cell office:value-type="float" office:value="0.13" table:style-name="ce14">
            <text:p>0.13</text:p>
          </table:table-cell>
          <table:table-cell office:value-type="float" office:value="557.73" table:style-name="ce14">
            <text:p>557.73</text:p>
          </table:table-cell>
          <table:table-cell office:value-type="float" office:value="192" table:style-name="ce13">
            <text:p>192</text:p>
          </table:table-cell>
          <table:table-cell office:value-type="float" office:value="541" table:style-name="ce13">
            <text:p>54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0633" table:style-name="ce13">
            <text:p>340,633</text:p>
          </table:table-cell>
          <table:table-cell office:value-type="float" office:value="146503" table:style-name="ce13">
            <text:p>146,503</text:p>
          </table:table-cell>
          <table:table-cell office:value-type="float" office:value="1796" table:style-name="ce13">
            <text:p>1,796</text:p>
          </table:table-cell>
          <table:table-cell office:value-type="float" office:value="2288" table:style-name="ce13">
            <text:p>2,288</text:p>
          </table:table-cell>
          <table:table-cell office:value-type="float" office:value="373448" table:style-name="ce13">
            <text:p>373,448</text:p>
          </table:table-cell>
          <table:table-cell office:value-type="float" office:value="87209" table:style-name="ce13">
            <text:p>87,209</text:p>
          </table:table-cell>
          <table:table-cell office:value-type="float" office:value="804444" table:style-name="ce13">
            <text:p>804,444</text:p>
          </table:table-cell>
          <table:table-cell office:value-type="float" office:value="865" table:style-name="ce13">
            <text:p>865</text:p>
          </table:table-cell>
          <table:table-cell office:value-type="float" office:value="0.36" table:style-name="ce14">
            <text:p>0.36</text:p>
          </table:table-cell>
          <table:table-cell office:value-type="float" office:value="0.3" table:style-name="ce14">
            <text:p>0.30</text:p>
          </table:table-cell>
          <table:table-cell office:value-type="float" office:value="998.45" table:style-name="ce14">
            <text:p>998.45</text:p>
          </table:table-cell>
          <table:table-cell office:value-type="float" office:value="1395" table:style-name="ce13">
            <text:p>1,395</text:p>
          </table:table-cell>
          <table:table-cell office:value-type="float" office:value="3697" table:style-name="ce13">
            <text:p>3,6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96917" table:style-name="ce13">
            <text:p>596,917</text:p>
          </table:table-cell>
          <table:table-cell office:value-type="float" office:value="367145" table:style-name="ce13">
            <text:p>367,145</text:p>
          </table:table-cell>
          <table:table-cell office:value-type="float" office:value="9753" table:style-name="ce13">
            <text:p>9,753</text:p>
          </table:table-cell>
          <table:table-cell office:value-type="float" office:value="3794" table:style-name="ce13">
            <text:p>3,794</text:p>
          </table:table-cell>
          <table:table-cell office:value-type="float" office:value="747157" table:style-name="ce13">
            <text:p>747,157</text:p>
          </table:table-cell>
          <table:table-cell office:value-type="float" office:value="405784" table:style-name="ce13">
            <text:p>405,784</text:p>
          </table:table-cell>
          <table:table-cell office:value-type="float" office:value="3280937" table:style-name="ce13">
            <text:p>3,280,937</text:p>
          </table:table-cell>
          <table:table-cell office:value-type="float" office:value="2055" table:style-name="ce13">
            <text:p>2,055</text:p>
          </table:table-cell>
          <table:table-cell office:value-type="float" office:value="0.22" table:style-name="ce14">
            <text:p>0.22</text:p>
          </table:table-cell>
          <table:table-cell office:value-type="float" office:value="0.19" table:style-name="ce14">
            <text:p>0.19</text:p>
          </table:table-cell>
          <table:table-cell office:value-type="float" office:value="451.09" table:style-name="ce14">
            <text:p>451.09</text:p>
          </table:table-cell>
          <table:table-cell office:value-type="float" office:value="5012" table:style-name="ce13">
            <text:p>5,012</text:p>
          </table:table-cell>
          <table:table-cell office:value-type="float" office:value="14432" table:style-name="ce13">
            <text:p>14,4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317601" table:style-name="ce13">
            <text:p>1,317,601</text:p>
          </table:table-cell>
          <table:table-cell office:value-type="float" office:value="789215" table:style-name="ce13">
            <text:p>789,215</text:p>
          </table:table-cell>
          <table:table-cell office:value-type="float" office:value="43234" table:style-name="ce13">
            <text:p>43,234</text:p>
          </table:table-cell>
          <table:table-cell office:value-type="float" office:value="12796" table:style-name="ce13">
            <text:p>12,796</text:p>
          </table:table-cell>
          <table:table-cell office:value-type="float" office:value="1452946" table:style-name="ce13">
            <text:p>1,452,946</text:p>
          </table:table-cell>
          <table:table-cell office:value-type="float" office:value="1683324" table:style-name="ce13">
            <text:p>1,683,324</text:p>
          </table:table-cell>
          <table:table-cell office:value-type="float" office:value="4801922" table:style-name="ce13">
            <text:p>4,801,922</text:p>
          </table:table-cell>
          <table:table-cell office:value-type="float" office:value="9319" table:style-name="ce13">
            <text:p>9,319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970.7" table:style-name="ce14">
            <text:p>1,970.70</text:p>
          </table:table-cell>
          <table:table-cell office:value-type="float" office:value="5458" table:style-name="ce13">
            <text:p>5,458</text:p>
          </table:table-cell>
          <table:table-cell office:value-type="float" office:value="15400" table:style-name="ce13">
            <text:p>15,4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0472" table:style-name="ce13">
            <text:p>1,010,472</text:p>
          </table:table-cell>
          <table:table-cell office:value-type="float" office:value="763579" table:style-name="ce13">
            <text:p>763,579</text:p>
          </table:table-cell>
          <table:table-cell office:value-type="float" office:value="15704" table:style-name="ce13">
            <text:p>15,704</text:p>
          </table:table-cell>
          <table:table-cell office:value-type="float" office:value="8897" table:style-name="ce13">
            <text:p>8,897</text:p>
          </table:table-cell>
          <table:table-cell office:value-type="float" office:value="1003551" table:style-name="ce13">
            <text:p>1,003,551</text:p>
          </table:table-cell>
          <table:table-cell office:value-type="float" office:value="3201159" table:style-name="ce13">
            <text:p>3,201,159</text:p>
          </table:table-cell>
          <table:table-cell office:value-type="float" office:value="3984511" table:style-name="ce13">
            <text:p>3,984,511</text:p>
          </table:table-cell>
          <table:table-cell office:value-type="float" office:value="1316" table:style-name="ce13">
            <text:p>1,316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503" table:style-name="ce14">
            <text:p>503.00</text:p>
          </table:table-cell>
          <table:table-cell office:value-type="float" office:value="8827" table:style-name="ce13">
            <text:p>8,827</text:p>
          </table:table-cell>
          <table:table-cell office:value-type="float" office:value="8827" table:style-name="ce13">
            <text:p>8,8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6990" table:style-name="ce13">
            <text:p>536,990</text:p>
          </table:table-cell>
          <table:table-cell office:value-type="float" office:value="224370" table:style-name="ce13">
            <text:p>224,370</text:p>
          </table:table-cell>
          <table:table-cell office:value-type="float" office:value="11349" table:style-name="ce13">
            <text:p>11,349</text:p>
          </table:table-cell>
          <table:table-cell office:value-type="float" office:value="4376" table:style-name="ce13">
            <text:p>4,376</text:p>
          </table:table-cell>
          <table:table-cell office:value-type="float" office:value="324731" table:style-name="ce13">
            <text:p>324,731</text:p>
          </table:table-cell>
          <table:table-cell office:value-type="float" office:value="309538" table:style-name="ce13">
            <text:p>309,538</text:p>
          </table:table-cell>
          <table:table-cell office:value-type="float" office:value="1502789" table:style-name="ce13">
            <text:p>1,502,789</text:p>
          </table:table-cell>
          <table:table-cell office:value-type="float" office:value="703" table:style-name="ce13">
            <text:p>703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693.27" table:style-name="ce14">
            <text:p>693.27</text:p>
          </table:table-cell>
          <table:table-cell office:value-type="float" office:value="1046" table:style-name="ce13">
            <text:p>1,046</text:p>
          </table:table-cell>
          <table:table-cell office:value-type="float" office:value="4735" table:style-name="ce13">
            <text:p>4,7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65405" table:style-name="ce13">
            <text:p>465,405</text:p>
          </table:table-cell>
          <table:table-cell office:value-type="float" office:value="236382" table:style-name="ce13">
            <text:p>236,382</text:p>
          </table:table-cell>
          <table:table-cell office:value-type="float" office:value="23667" table:style-name="ce13">
            <text:p>23,667</text:p>
          </table:table-cell>
          <table:table-cell office:value-type="float" office:value="2199" table:style-name="ce13">
            <text:p>2,199</text:p>
          </table:table-cell>
          <table:table-cell office:value-type="float" office:value="603865" table:style-name="ce13">
            <text:p>603,865</text:p>
          </table:table-cell>
          <table:table-cell office:value-type="float" office:value="758783" table:style-name="ce13">
            <text:p>758,783</text:p>
          </table:table-cell>
          <table:table-cell office:value-type="float" office:value="1185481" table:style-name="ce13">
            <text:p>1,185,481</text:p>
          </table:table-cell>
          <table:table-cell office:value-type="float" office:value="6399" table:style-name="ce13">
            <text:p>6,399</text:p>
          </table:table-cell>
          <table:table-cell office:value-type="float" office:value="0.19" table:style-name="ce14">
            <text:p>0.19</text:p>
          </table:table-cell>
          <table:table-cell office:value-type="float" office:value="0.15" table:style-name="ce14">
            <text:p>0.15</text:p>
          </table:table-cell>
          <table:table-cell office:value-type="float" office:value="1640.75" table:style-name="ce14">
            <text:p>1,640.75</text:p>
          </table:table-cell>
          <table:table-cell office:value-type="float" office:value="1840" table:style-name="ce13">
            <text:p>1,840</text:p>
          </table:table-cell>
          <table:table-cell office:value-type="float" office:value="7196" table:style-name="ce13">
            <text:p>7,1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936780" table:style-name="ce13">
            <text:p>3,936,780</text:p>
          </table:table-cell>
          <table:table-cell office:value-type="float" office:value="2643505" table:style-name="ce13">
            <text:p>2,643,505</text:p>
          </table:table-cell>
          <table:table-cell office:value-type="float" office:value="56091" table:style-name="ce13">
            <text:p>56,091</text:p>
          </table:table-cell>
          <table:table-cell office:value-type="float" office:value="20407" table:style-name="ce13">
            <text:p>20,407</text:p>
          </table:table-cell>
          <table:table-cell office:value-type="float" office:value="5496663" table:style-name="ce13">
            <text:p>5,496,663</text:p>
          </table:table-cell>
          <table:table-cell office:value-type="float" office:value="21458997" table:style-name="ce13">
            <text:p>21,458,997</text:p>
          </table:table-cell>
          <table:table-cell office:value-type="float" office:value="28346927" table:style-name="ce13">
            <text:p>28,346,927</text:p>
          </table:table-cell>
          <table:table-cell office:value-type="float" office:value="85845" table:style-name="ce13">
            <text:p>85,845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225.08" table:style-name="ce14">
            <text:p>1,225.08</text:p>
          </table:table-cell>
          <table:table-cell office:value-type="float" office:value="19686" table:style-name="ce13">
            <text:p>19,686</text:p>
          </table:table-cell>
          <table:table-cell office:value-type="float" office:value="56932" table:style-name="ce13">
            <text:p>56,9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191808" table:style-name="ce13">
            <text:p>7,191,808</text:p>
          </table:table-cell>
          <table:table-cell office:value-type="float" office:value="5156073" table:style-name="ce13">
            <text:p>5,156,073</text:p>
          </table:table-cell>
          <table:table-cell office:value-type="float" office:value="62274" table:style-name="ce13">
            <text:p>62,274</text:p>
          </table:table-cell>
          <table:table-cell office:value-type="float" office:value="33145" table:style-name="ce13">
            <text:p>33,145</text:p>
          </table:table-cell>
          <table:table-cell office:value-type="float" office:value="17415873" table:style-name="ce13">
            <text:p>17,415,873</text:p>
          </table:table-cell>
          <table:table-cell office:value-type="float" office:value="16677210" table:style-name="ce13">
            <text:p>16,677,210</text:p>
          </table:table-cell>
          <table:table-cell office:value-type="float" office:value="45616154" table:style-name="ce13">
            <text:p>45,616,154</text:p>
          </table:table-cell>
          <table:table-cell office:value-type="float" office:value="239760" table:style-name="ce13">
            <text:p>239,760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291.53" table:style-name="ce14">
            <text:p>1,291.53</text:p>
          </table:table-cell>
          <table:table-cell office:value-type="float" office:value="35454" table:style-name="ce13">
            <text:p>35,454</text:p>
          </table:table-cell>
          <table:table-cell office:value-type="float" office:value="102331" table:style-name="ce13">
            <text:p>102,3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6115" table:style-name="ce13">
            <text:p>16,115</text:p>
          </table:table-cell>
          <table:table-cell office:value-type="float" office:value="7262" table:style-name="ce13">
            <text:p>7,262</text:p>
          </table:table-cell>
          <table:table-cell office:value-type="float" office:value="255" table:style-name="ce13">
            <text:p>255</text:p>
          </table:table-cell>
          <table:table-cell office:value-type="float" office:value="109" table:style-name="ce13">
            <text:p>109</text:p>
          </table:table-cell>
          <table:table-cell office:value-type="float" office:value="13283" table:style-name="ce13">
            <text:p>13,283</text:p>
          </table:table-cell>
          <table:table-cell office:value-type="float" office:value="112" table:style-name="ce13">
            <text:p>112</text:p>
          </table:table-cell>
          <table:table-cell office:value-type="float" office:value="168569" table:style-name="ce13">
            <text:p>168,569</text:p>
          </table:table-cell>
          <table:table-cell office:value-type="float" office:value="117" table:style-name="ce13">
            <text:p>117</text:p>
          </table:table-cell>
          <table:table-cell office:value-type="float" office:value="0.42" table:style-name="ce14">
            <text:p>0.42</text:p>
          </table:table-cell>
          <table:table-cell office:value-type="float" office:value="0.42" table:style-name="ce14">
            <text:p>0.42</text:p>
          </table:table-cell>
          <table:table-cell office:value-type="float" office:value="231.26" table:style-name="ce14">
            <text:p>231.26</text:p>
          </table:table-cell>
          <table:table-cell office:value-type="float" office:value="193" table:style-name="ce13">
            <text:p>193</text:p>
          </table:table-cell>
          <table:table-cell office:value-type="float" office:value="194" table:style-name="ce13">
            <text:p>19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16204" table:style-name="ce13">
            <text:p>1,016,204</text:p>
          </table:table-cell>
          <table:table-cell office:value-type="float" office:value="634306" table:style-name="ce13">
            <text:p>634,306</text:p>
          </table:table-cell>
          <table:table-cell office:value-type="float" office:value="13034" table:style-name="ce13">
            <text:p>13,034</text:p>
          </table:table-cell>
          <table:table-cell office:value-type="float" office:value="4377" table:style-name="ce13">
            <text:p>4,377</text:p>
          </table:table-cell>
          <table:table-cell office:value-type="float" office:value="1587889" table:style-name="ce13">
            <text:p>1,587,889</text:p>
          </table:table-cell>
          <table:table-cell office:value-type="float" office:value="2651830" table:style-name="ce13">
            <text:p>2,651,830</text:p>
          </table:table-cell>
          <table:table-cell office:value-type="float" office:value="3743247" table:style-name="ce13">
            <text:p>3,743,247</text:p>
          </table:table-cell>
          <table:table-cell office:value-type="float" office:value="10268" table:style-name="ce13">
            <text:p>10,268</text:p>
          </table:table-cell>
          <table:table-cell office:value-type="float" office:value="0.22" table:style-name="ce14">
            <text:p>0.22</text:p>
          </table:table-cell>
          <table:table-cell office:value-type="float" office:value="0.06" table:style-name="ce14">
            <text:p>0.06</text:p>
          </table:table-cell>
          <table:table-cell office:value-type="float" office:value="586.39" table:style-name="ce14">
            <text:p>586.39</text:p>
          </table:table-cell>
          <table:table-cell office:value-type="float" office:value="3048" table:style-name="ce13">
            <text:p>3,048</text:p>
          </table:table-cell>
          <table:table-cell office:value-type="float" office:value="12082" table:style-name="ce13">
            <text:p>12,0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8011" table:style-name="ce13">
            <text:p>2,858,011</text:p>
          </table:table-cell>
          <table:table-cell office:value-type="float" office:value="2184525" table:style-name="ce13">
            <text:p>2,184,525</text:p>
          </table:table-cell>
          <table:table-cell office:value-type="float" office:value="32624" table:style-name="ce13">
            <text:p>32,624</text:p>
          </table:table-cell>
          <table:table-cell office:value-type="float" office:value="43737" table:style-name="ce13">
            <text:p>43,737</text:p>
          </table:table-cell>
          <table:table-cell office:value-type="float" office:value="10887480" table:style-name="ce13">
            <text:p>10,887,480</text:p>
          </table:table-cell>
          <table:table-cell office:value-type="float" office:value="10996058" table:style-name="ce13">
            <text:p>10,996,058</text:p>
          </table:table-cell>
          <table:table-cell office:value-type="float" office:value="16768505" table:style-name="ce13">
            <text:p>16,768,505</text:p>
          </table:table-cell>
          <table:table-cell office:value-type="float" office:value="140468" table:style-name="ce13">
            <text:p>140,468</text:p>
          </table:table-cell>
          <table:table-cell office:value-type="float" office:value="0.5" table:style-name="ce14">
            <text:p>0.50</text:p>
          </table:table-cell>
          <table:table-cell office:value-type="float" office:value="0.1" table:style-name="ce14">
            <text:p>0.10</text:p>
          </table:table-cell>
          <table:table-cell office:value-type="float" office:value="453.12" table:style-name="ce14">
            <text:p>453.12</text:p>
          </table:table-cell>
          <table:table-cell office:value-type="float" office:value="93924" table:style-name="ce13">
            <text:p>93,924</text:p>
          </table:table-cell>
          <table:table-cell office:value-type="float" office:value="125135" table:style-name="ce13">
            <text:p>125,1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7143" table:style-name="ce13">
            <text:p>197,143</text:p>
          </table:table-cell>
          <table:table-cell office:value-type="float" office:value="101209" table:style-name="ce13">
            <text:p>101,209</text:p>
          </table:table-cell>
          <table:table-cell office:value-type="float" office:value="409" table:style-name="ce13">
            <text:p>409</text:p>
          </table:table-cell>
          <table:table-cell office:value-type="float" office:value="21199" table:style-name="ce13">
            <text:p>21,199</text:p>
          </table:table-cell>
          <table:table-cell office:value-type="float" office:value="317803" table:style-name="ce13">
            <text:p>317,803</text:p>
          </table:table-cell>
          <table:table-cell office:value-type="float" office:value="66939" table:style-name="ce13">
            <text:p>66,939</text:p>
          </table:table-cell>
          <table:table-cell office:value-type="float" office:value="777622" table:style-name="ce13">
            <text:p>777,622</text:p>
          </table:table-cell>
          <table:table-cell office:value-type="float" office:value="2358" table:style-name="ce13">
            <text:p>2,358</text:p>
          </table:table-cell>
          <table:table-cell office:value-type="float" office:value="0.13" table:style-name="ce14">
            <text:p>0.13</text:p>
          </table:table-cell>
          <table:table-cell office:value-type="float" office:value="0.04" table:style-name="ce14">
            <text:p>0.04</text:p>
          </table:table-cell>
          <table:table-cell office:value-type="float" office:value="356.23" table:style-name="ce14">
            <text:p>356.23</text:p>
          </table:table-cell>
          <table:table-cell office:value-type="float" office:value="3181" table:style-name="ce13">
            <text:p>3,181</text:p>
          </table:table-cell>
          <table:table-cell office:value-type="float" office:value="3978" table:style-name="ce13">
            <text:p>3,9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3608" table:style-name="ce13">
            <text:p>413,608</text:p>
          </table:table-cell>
          <table:table-cell office:value-type="float" office:value="292017" table:style-name="ce13">
            <text:p>292,017</text:p>
          </table:table-cell>
          <table:table-cell office:value-type="float" office:value="1746" table:style-name="ce13">
            <text:p>1,746</text:p>
          </table:table-cell>
          <table:table-cell office:value-type="float" office:value="3846" table:style-name="ce13">
            <text:p>3,846</text:p>
          </table:table-cell>
          <table:table-cell office:value-type="float" office:value="1189489" table:style-name="ce13">
            <text:p>1,189,489</text:p>
          </table:table-cell>
          <table:table-cell office:value-type="float" office:value="415018" table:style-name="ce13">
            <text:p>415,018</text:p>
          </table:table-cell>
          <table:table-cell office:value-type="float" office:value="3029086" table:style-name="ce13">
            <text:p>3,029,086</text:p>
          </table:table-cell>
          <table:table-cell office:value-type="float" office:value="5107" table:style-name="ce13">
            <text:p>5,10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044.43" table:style-name="ce14">
            <text:p>1,044.43</text:p>
          </table:table-cell>
          <table:table-cell office:value-type="float" office:value="4118" table:style-name="ce13">
            <text:p>4,118</text:p>
          </table:table-cell>
          <table:table-cell office:value-type="float" office:value="11187" table:style-name="ce13">
            <text:p>11,1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1724" table:style-name="ce13">
            <text:p>151,724</text:p>
          </table:table-cell>
          <table:table-cell office:value-type="float" office:value="79243" table:style-name="ce13">
            <text:p>79,243</text:p>
          </table:table-cell>
          <table:table-cell office:value-type="float" office:value="2085" table:style-name="ce13">
            <text:p>2,085</text:p>
          </table:table-cell>
          <table:table-cell office:value-type="float" office:value="901" table:style-name="ce13">
            <text:p>901</text:p>
          </table:table-cell>
          <table:table-cell office:value-type="float" office:value="220539" table:style-name="ce13">
            <text:p>220,539</text:p>
          </table:table-cell>
          <table:table-cell office:value-type="float" office:value="50568" table:style-name="ce13">
            <text:p>50,568</text:p>
          </table:table-cell>
          <table:table-cell office:value-type="float" office:value="533328" table:style-name="ce13">
            <text:p>533,328</text:p>
          </table:table-cell>
          <table:table-cell office:value-type="float" office:value="339" table:style-name="ce13">
            <text:p>339</text:p>
          </table:table-cell>
          <table:table-cell office:value-type="float" office:value="0.54" table:style-name="ce14">
            <text:p>0.54</text:p>
          </table:table-cell>
          <table:table-cell office:value-type="float" office:value="0" table:style-name="ce14">
            <text:p>0.00</text:p>
          </table:table-cell>
          <table:table-cell office:value-type="float" office:value="1166.97" table:style-name="ce14">
            <text:p>1,166.97</text:p>
          </table:table-cell>
          <table:table-cell office:value-type="float" office:value="640" table:style-name="ce13">
            <text:p>640</text:p>
          </table:table-cell>
          <table:table-cell office:value-type="float" office:value="3117" table:style-name="ce13">
            <text:p>3,1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3407" table:style-name="ce13">
            <text:p>623,407</text:p>
          </table:table-cell>
          <table:table-cell office:value-type="float" office:value="426594" table:style-name="ce13">
            <text:p>426,594</text:p>
          </table:table-cell>
          <table:table-cell office:value-type="float" office:value="11878" table:style-name="ce13">
            <text:p>11,878</text:p>
          </table:table-cell>
          <table:table-cell office:value-type="float" office:value="9180" table:style-name="ce13">
            <text:p>9,180</text:p>
          </table:table-cell>
          <table:table-cell office:value-type="float" office:value="1920295" table:style-name="ce13">
            <text:p>1,920,295</text:p>
          </table:table-cell>
          <table:table-cell office:value-type="float" office:value="1455999" table:style-name="ce13">
            <text:p>1,455,999</text:p>
          </table:table-cell>
          <table:table-cell office:value-type="float" office:value="5030136" table:style-name="ce13">
            <text:p>5,030,136</text:p>
          </table:table-cell>
          <table:table-cell office:value-type="float" office:value="25846" table:style-name="ce13">
            <text:p>25,846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1689.69" table:style-name="ce14">
            <text:p>1,689.69</text:p>
          </table:table-cell>
          <table:table-cell office:value-type="float" office:value="5656" table:style-name="ce13">
            <text:p>5,656</text:p>
          </table:table-cell>
          <table:table-cell office:value-type="float" office:value="15295" table:style-name="ce13">
            <text:p>15,2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272" table:style-name="ce13">
            <text:p>9,272</text:p>
          </table:table-cell>
          <table:table-cell office:value-type="float" office:value="5062" table:style-name="ce13">
            <text:p>5,062</text:p>
          </table:table-cell>
          <table:table-cell office:value-type="float" office:value="8" table:style-name="ce13">
            <text:p>8</text:p>
          </table:table-cell>
          <table:table-cell office:value-type="float" office:value="77" table:style-name="ce13">
            <text:p>77</text:p>
          </table:table-cell>
          <table:table-cell office:value-type="float" office:value="10178" table:style-name="ce13">
            <text:p>10,178</text:p>
          </table:table-cell>
          <table:table-cell office:value-type="float" office:value="2334" table:style-name="ce13">
            <text:p>2,334</text:p>
          </table:table-cell>
          <table:table-cell office:value-type="float" office:value="38664" table:style-name="ce13">
            <text:p>38,664</text:p>
          </table:table-cell>
          <table:table-cell office:value-type="float" office:value="0" table:style-name="ce13">
            <text:p>0</text:p>
          </table:table-cell>
          <table:table-cell office:value-type="float" office:value="0.62" table:style-name="ce14">
            <text:p>0.62</text:p>
          </table:table-cell>
          <table:table-cell office:value-type="float" office:value="0" table:style-name="ce14">
            <text:p>0.00</text:p>
          </table:table-cell>
          <table:table-cell office:value-type="float" office:value="457.2" table:style-name="ce14">
            <text:p>457.20</text:p>
          </table:table-cell>
          <table:table-cell office:value-type="float" office:value="0" table:style-name="ce13">
            <text:p>0</text:p>
          </table:table-cell>
          <table:table-cell office:value-type="float" office:value="37" table:style-name="ce13">
            <text:p>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21398" table:style-name="ce13">
            <text:p>921,398</text:p>
          </table:table-cell>
          <table:table-cell office:value-type="float" office:value="560450" table:style-name="ce13">
            <text:p>560,450</text:p>
          </table:table-cell>
          <table:table-cell office:value-type="float" office:value="20358" table:style-name="ce13">
            <text:p>20,358</text:p>
          </table:table-cell>
          <table:table-cell office:value-type="float" office:value="6682" table:style-name="ce13">
            <text:p>6,682</text:p>
          </table:table-cell>
          <table:table-cell office:value-type="float" office:value="1554588" table:style-name="ce13">
            <text:p>1,554,588</text:p>
          </table:table-cell>
          <table:table-cell office:value-type="float" office:value="1850489" table:style-name="ce13">
            <text:p>1,850,489</text:p>
          </table:table-cell>
          <table:table-cell office:value-type="float" office:value="4197886" table:style-name="ce13">
            <text:p>4,197,886</text:p>
          </table:table-cell>
          <table:table-cell office:value-type="float" office:value="6111" table:style-name="ce13">
            <text:p>6,111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241.16" table:style-name="ce14">
            <text:p>241.16</text:p>
          </table:table-cell>
          <table:table-cell office:value-type="float" office:value="4004" table:style-name="ce13">
            <text:p>4,004</text:p>
          </table:table-cell>
          <table:table-cell office:value-type="float" office:value="12697" table:style-name="ce13">
            <text:p>12,6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4659" table:style-name="ce13">
            <text:p>114,659</text:p>
          </table:table-cell>
          <table:table-cell office:value-type="float" office:value="55271" table:style-name="ce13">
            <text:p>55,271</text:p>
          </table:table-cell>
          <table:table-cell office:value-type="float" office:value="2154" table:style-name="ce13">
            <text:p>2,154</text:p>
          </table:table-cell>
          <table:table-cell office:value-type="float" office:value="606" table:style-name="ce13">
            <text:p>606</text:p>
          </table:table-cell>
          <table:table-cell office:value-type="float" office:value="182851" table:style-name="ce13">
            <text:p>182,851</text:p>
          </table:table-cell>
          <table:table-cell office:value-type="float" office:value="79437" table:style-name="ce13">
            <text:p>79,437</text:p>
          </table:table-cell>
          <table:table-cell office:value-type="float" office:value="364397" table:style-name="ce13">
            <text:p>364,397</text:p>
          </table:table-cell>
          <table:table-cell office:value-type="float" office:value="201" table:style-name="ce13">
            <text:p>201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283.82" table:style-name="ce14">
            <text:p>283.82</text:p>
          </table:table-cell>
          <table:table-cell office:value-type="float" office:value="2549" table:style-name="ce13">
            <text:p>2,549</text:p>
          </table:table-cell>
          <table:table-cell office:value-type="float" office:value="2549" table:style-name="ce13">
            <text:p>2,54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099" table:style-name="ce13">
            <text:p>15,099</text:p>
          </table:table-cell>
          <table:table-cell office:value-type="float" office:value="10077" table:style-name="ce13">
            <text:p>10,077</text:p>
          </table:table-cell>
          <table:table-cell office:value-type="float" office:value="183" table:style-name="ce13">
            <text:p>183</text:p>
          </table:table-cell>
          <table:table-cell office:value-type="float" office:value="66" table:style-name="ce13">
            <text:p>66</text:p>
          </table:table-cell>
          <table:table-cell office:value-type="float" office:value="18552" table:style-name="ce13">
            <text:p>18,552</text:p>
          </table:table-cell>
          <table:table-cell office:value-type="float" office:value="12776" table:style-name="ce13">
            <text:p>12,776</text:p>
          </table:table-cell>
          <table:table-cell office:value-type="float" office:value="85074" table:style-name="ce13">
            <text:p>85,074</text:p>
          </table:table-cell>
          <table:table-cell office:value-type="float" office:value="34" table:style-name="ce13">
            <text:p>34</text:p>
          </table:table-cell>
          <table:table-cell office:value-type="float" office:value="0.52" table:style-name="ce14">
            <text:p>0.52</text:p>
          </table:table-cell>
          <table:table-cell office:value-type="float" office:value="0" table:style-name="ce14">
            <text:p>0.00</text:p>
          </table:table-cell>
          <table:table-cell office:value-type="float" office:value="6066.35" table:style-name="ce14">
            <text:p>6,066.35</text:p>
          </table:table-cell>
          <table:table-cell office:value-type="float" office:value="187" table:style-name="ce13">
            <text:p>187</text:p>
          </table:table-cell>
          <table:table-cell office:value-type="float" office:value="324" table:style-name="ce13">
            <text:p>3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68966" table:style-name="ce13">
            <text:p>2,268,966</text:p>
          </table:table-cell>
          <table:table-cell office:value-type="float" office:value="1320990" table:style-name="ce13">
            <text:p>1,320,990</text:p>
          </table:table-cell>
          <table:table-cell office:value-type="float" office:value="22689" table:style-name="ce13">
            <text:p>22,689</text:p>
          </table:table-cell>
          <table:table-cell office:value-type="float" office:value="12107" table:style-name="ce13">
            <text:p>12,107</text:p>
          </table:table-cell>
          <table:table-cell office:value-type="float" office:value="5550376" table:style-name="ce13">
            <text:p>5,550,376</text:p>
          </table:table-cell>
          <table:table-cell office:value-type="float" office:value="4144308" table:style-name="ce13">
            <text:p>4,144,308</text:p>
          </table:table-cell>
          <table:table-cell office:value-type="float" office:value="8449323" table:style-name="ce13">
            <text:p>8,449,323</text:p>
          </table:table-cell>
          <table:table-cell office:value-type="float" office:value="55024" table:style-name="ce13">
            <text:p>55,024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61.79" table:style-name="ce14">
            <text:p>161.79</text:p>
          </table:table-cell>
          <table:table-cell office:value-type="float" office:value="14898" table:style-name="ce13">
            <text:p>14,898</text:p>
          </table:table-cell>
          <table:table-cell office:value-type="float" office:value="41633" table:style-name="ce13">
            <text:p>41,6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36080" table:style-name="ce13">
            <text:p>1,636,080</text:p>
          </table:table-cell>
          <table:table-cell office:value-type="float" office:value="1047303" table:style-name="ce13">
            <text:p>1,047,303</text:p>
          </table:table-cell>
          <table:table-cell office:value-type="float" office:value="9753" table:style-name="ce13">
            <text:p>9,753</text:p>
          </table:table-cell>
          <table:table-cell office:value-type="float" office:value="7054" table:style-name="ce13">
            <text:p>7,054</text:p>
          </table:table-cell>
          <table:table-cell office:value-type="float" office:value="3929223" table:style-name="ce13">
            <text:p>3,929,223</text:p>
          </table:table-cell>
          <table:table-cell office:value-type="float" office:value="5180686" table:style-name="ce13">
            <text:p>5,180,686</text:p>
          </table:table-cell>
          <table:table-cell office:value-type="float" office:value="4402163" table:style-name="ce13">
            <text:p>4,402,163</text:p>
          </table:table-cell>
          <table:table-cell office:value-type="float" office:value="118378" table:style-name="ce13">
            <text:p>118,378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08" table:style-name="ce14">
            <text:p>0.08</text:p>
          </table:table-cell>
          <table:table-cell office:value-type="float" office:value="100.7" table:style-name="ce14">
            <text:p>100.70</text:p>
          </table:table-cell>
          <table:table-cell office:value-type="float" office:value="10072" table:style-name="ce13">
            <text:p>10,072</text:p>
          </table:table-cell>
          <table:table-cell office:value-type="float" office:value="31868" table:style-name="ce13">
            <text:p>31,8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56486" table:style-name="ce13">
            <text:p>1,156,486</text:p>
          </table:table-cell>
          <table:table-cell office:value-type="float" office:value="576284" table:style-name="ce13">
            <text:p>576,284</text:p>
          </table:table-cell>
          <table:table-cell office:value-type="float" office:value="3286" table:style-name="ce13">
            <text:p>3,286</text:p>
          </table:table-cell>
          <table:table-cell office:value-type="float" office:value="6178" table:style-name="ce13">
            <text:p>6,178</text:p>
          </table:table-cell>
          <table:table-cell office:value-type="float" office:value="1284323" table:style-name="ce13">
            <text:p>1,284,323</text:p>
          </table:table-cell>
          <table:table-cell office:value-type="float" office:value="2941662" table:style-name="ce13">
            <text:p>2,941,662</text:p>
          </table:table-cell>
          <table:table-cell office:value-type="float" office:value="4269925" table:style-name="ce13">
            <text:p>4,269,925</text:p>
          </table:table-cell>
          <table:table-cell office:value-type="float" office:value="15783" table:style-name="ce13">
            <text:p>15,78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08.22" table:style-name="ce14">
            <text:p>708.22</text:p>
          </table:table-cell>
          <table:table-cell office:value-type="float" office:value="5509" table:style-name="ce13">
            <text:p>5,509</text:p>
          </table:table-cell>
          <table:table-cell office:value-type="float" office:value="16005" table:style-name="ce13">
            <text:p>16,00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94336" table:style-name="ce13">
            <text:p>2,094,336</text:p>
          </table:table-cell>
          <table:table-cell office:value-type="float" office:value="1128544" table:style-name="ce13">
            <text:p>1,128,544</text:p>
          </table:table-cell>
          <table:table-cell office:value-type="float" office:value="26997" table:style-name="ce13">
            <text:p>26,997</text:p>
          </table:table-cell>
          <table:table-cell office:value-type="float" office:value="11604" table:style-name="ce13">
            <text:p>11,604</text:p>
          </table:table-cell>
          <table:table-cell office:value-type="float" office:value="4077064" table:style-name="ce13">
            <text:p>4,077,064</text:p>
          </table:table-cell>
          <table:table-cell office:value-type="float" office:value="4753386" table:style-name="ce13">
            <text:p>4,753,386</text:p>
          </table:table-cell>
          <table:table-cell office:value-type="float" office:value="10055204" table:style-name="ce13">
            <text:p>10,055,204</text:p>
          </table:table-cell>
          <table:table-cell office:value-type="float" office:value="83402" table:style-name="ce13">
            <text:p>83,402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44.9" table:style-name="ce14">
            <text:p>944.90</text:p>
          </table:table-cell>
          <table:table-cell office:value-type="float" office:value="14930" table:style-name="ce13">
            <text:p>14,930</text:p>
          </table:table-cell>
          <table:table-cell office:value-type="float" office:value="34400" table:style-name="ce13">
            <text:p>34,4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423268" table:style-name="ce13">
            <text:p>6,423,268</text:p>
          </table:table-cell>
          <table:table-cell office:value-type="float" office:value="4480211" table:style-name="ce13">
            <text:p>4,480,211</text:p>
          </table:table-cell>
          <table:table-cell office:value-type="float" office:value="53639" table:style-name="ce13">
            <text:p>53,639</text:p>
          </table:table-cell>
          <table:table-cell office:value-type="float" office:value="22737" table:style-name="ce13">
            <text:p>22,737</text:p>
          </table:table-cell>
          <table:table-cell office:value-type="float" office:value="12397949" table:style-name="ce13">
            <text:p>12,397,949</text:p>
          </table:table-cell>
          <table:table-cell office:value-type="float" office:value="17065307" table:style-name="ce13">
            <text:p>17,065,307</text:p>
          </table:table-cell>
          <table:table-cell office:value-type="float" office:value="36481550" table:style-name="ce13">
            <text:p>36,481,550</text:p>
          </table:table-cell>
          <table:table-cell office:value-type="float" office:value="293616" table:style-name="ce13">
            <text:p>293,616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661" table:style-name="ce14">
            <text:p>661.00</text:p>
          </table:table-cell>
          <table:table-cell office:value-type="float" office:value="37955" table:style-name="ce13">
            <text:p>37,955</text:p>
          </table:table-cell>
          <table:table-cell office:value-type="float" office:value="109917" table:style-name="ce13">
            <text:p>109,9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57938" table:style-name="ce13">
            <text:p>357,938</text:p>
          </table:table-cell>
          <table:table-cell office:value-type="float" office:value="188938" table:style-name="ce13">
            <text:p>188,938</text:p>
          </table:table-cell>
          <table:table-cell office:value-type="float" office:value="4282" table:style-name="ce13">
            <text:p>4,282</text:p>
          </table:table-cell>
          <table:table-cell office:value-type="float" office:value="2749" table:style-name="ce13">
            <text:p>2,749</text:p>
          </table:table-cell>
          <table:table-cell office:value-type="float" office:value="1099077" table:style-name="ce13">
            <text:p>1,099,077</text:p>
          </table:table-cell>
          <table:table-cell office:value-type="float" office:value="845232" table:style-name="ce13">
            <text:p>845,232</text:p>
          </table:table-cell>
          <table:table-cell office:value-type="float" office:value="944479" table:style-name="ce13">
            <text:p>944,479</text:p>
          </table:table-cell>
          <table:table-cell office:value-type="float" office:value="6799" table:style-name="ce13">
            <text:p>6,799</text:p>
          </table:table-cell>
          <table:table-cell office:value-type="float" office:value="0.7" table:style-name="ce14">
            <text:p>0.70</text:p>
          </table:table-cell>
          <table:table-cell office:value-type="float" office:value="0.39" table:style-name="ce14">
            <text:p>0.39</text:p>
          </table:table-cell>
          <table:table-cell office:value-type="float" office:value="182.57" table:style-name="ce14">
            <text:p>182.57</text:p>
          </table:table-cell>
          <table:table-cell office:value-type="float" office:value="3392" table:style-name="ce13">
            <text:p>3,392</text:p>
          </table:table-cell>
          <table:table-cell office:value-type="float" office:value="12341" table:style-name="ce13">
            <text:p>12,34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7969" table:style-name="ce13">
            <text:p>607,969</text:p>
          </table:table-cell>
          <table:table-cell office:value-type="float" office:value="318603" table:style-name="ce13">
            <text:p>318,603</text:p>
          </table:table-cell>
          <table:table-cell office:value-type="float" office:value="3355" table:style-name="ce13">
            <text:p>3,355</text:p>
          </table:table-cell>
          <table:table-cell office:value-type="float" office:value="5335" table:style-name="ce13">
            <text:p>5,335</text:p>
          </table:table-cell>
          <table:table-cell office:value-type="float" office:value="1359844" table:style-name="ce13">
            <text:p>1,359,844</text:p>
          </table:table-cell>
          <table:table-cell office:value-type="float" office:value="1961447" table:style-name="ce13">
            <text:p>1,961,447</text:p>
          </table:table-cell>
          <table:table-cell office:value-type="float" office:value="2996829" table:style-name="ce13">
            <text:p>2,996,829</text:p>
          </table:table-cell>
          <table:table-cell office:value-type="float" office:value="25440" table:style-name="ce13">
            <text:p>25,440</text:p>
          </table:table-cell>
          <table:table-cell office:value-type="float" office:value="0.65" table:style-name="ce14">
            <text:p>0.65</text:p>
          </table:table-cell>
          <table:table-cell office:value-type="float" office:value="0" table:style-name="ce14">
            <text:p>0.00</text:p>
          </table:table-cell>
          <table:table-cell office:value-type="float" office:value="297.08" table:style-name="ce14">
            <text:p>297.08</text:p>
          </table:table-cell>
          <table:table-cell office:value-type="float" office:value="9174" table:style-name="ce13">
            <text:p>9,174</text:p>
          </table:table-cell>
          <table:table-cell office:value-type="float" office:value="33727" table:style-name="ce13">
            <text:p>33,7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813795" table:style-name="ce13">
            <text:p>5,813,795</text:p>
          </table:table-cell>
          <table:table-cell office:value-type="float" office:value="4054515" table:style-name="ce13">
            <text:p>4,054,515</text:p>
          </table:table-cell>
          <table:table-cell office:value-type="float" office:value="60006" table:style-name="ce13">
            <text:p>60,006</text:p>
          </table:table-cell>
          <table:table-cell office:value-type="float" office:value="36407" table:style-name="ce13">
            <text:p>36,407</text:p>
          </table:table-cell>
          <table:table-cell office:value-type="float" office:value="10209122" table:style-name="ce13">
            <text:p>10,209,122</text:p>
          </table:table-cell>
          <table:table-cell office:value-type="float" office:value="20849926" table:style-name="ce13">
            <text:p>20,849,926</text:p>
          </table:table-cell>
          <table:table-cell office:value-type="float" office:value="28813888" table:style-name="ce13">
            <text:p>28,813,888</text:p>
          </table:table-cell>
          <table:table-cell office:value-type="float" office:value="92757" table:style-name="ce13">
            <text:p>92,75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981.55" table:style-name="ce14">
            <text:p>981.55</text:p>
          </table:table-cell>
          <table:table-cell office:value-type="float" office:value="24184" table:style-name="ce13">
            <text:p>24,184</text:p>
          </table:table-cell>
          <table:table-cell office:value-type="float" office:value="64903" table:style-name="ce13">
            <text:p>64,9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5201" table:style-name="ce13">
            <text:p>145,201</text:p>
          </table:table-cell>
          <table:table-cell office:value-type="float" office:value="91714" table:style-name="ce13">
            <text:p>91,714</text:p>
          </table:table-cell>
          <table:table-cell office:value-type="float" office:value="271" table:style-name="ce13">
            <text:p>271</text:p>
          </table:table-cell>
          <table:table-cell office:value-type="float" office:value="631" table:style-name="ce13">
            <text:p>631</text:p>
          </table:table-cell>
          <table:table-cell office:value-type="float" office:value="250867" table:style-name="ce13">
            <text:p>250,867</text:p>
          </table:table-cell>
          <table:table-cell office:value-type="float" office:value="120442" table:style-name="ce13">
            <text:p>120,442</text:p>
          </table:table-cell>
          <table:table-cell office:value-type="float" office:value="293637" table:style-name="ce13">
            <text:p>293,637</text:p>
          </table:table-cell>
          <table:table-cell office:value-type="float" office:value="2095" table:style-name="ce13">
            <text:p>2,095</text:p>
          </table:table-cell>
          <table:table-cell office:value-type="float" office:value="0.27" table:style-name="ce14">
            <text:p>0.27</text:p>
          </table:table-cell>
          <table:table-cell office:value-type="float" office:value="0" table:style-name="ce14">
            <text:p>0.00</text:p>
          </table:table-cell>
          <table:table-cell office:value-type="float" office:value="886.96" table:style-name="ce14">
            <text:p>886.96</text:p>
          </table:table-cell>
          <table:table-cell office:value-type="float" office:value="712" table:style-name="ce13">
            <text:p>712</text:p>
          </table:table-cell>
          <table:table-cell office:value-type="float" office:value="1943" table:style-name="ce13">
            <text:p>1,94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07" table:style-name="ce13">
            <text:p>123,607</text:p>
          </table:table-cell>
          <table:table-cell office:value-type="float" office:value="55457" table:style-name="ce13">
            <text:p>55,457</text:p>
          </table:table-cell>
          <table:table-cell office:value-type="float" office:value="433" table:style-name="ce13">
            <text:p>433</text:p>
          </table:table-cell>
          <table:table-cell office:value-type="float" office:value="473" table:style-name="ce13">
            <text:p>473</text:p>
          </table:table-cell>
          <table:table-cell office:value-type="float" office:value="207717" table:style-name="ce13">
            <text:p>207,717</text:p>
          </table:table-cell>
          <table:table-cell office:value-type="float" office:value="1144899" table:style-name="ce13">
            <text:p>1,144,899</text:p>
          </table:table-cell>
          <table:table-cell office:value-type="float" office:value="348140" table:style-name="ce13">
            <text:p>348,140</text:p>
          </table:table-cell>
          <table:table-cell office:value-type="float" office:value="630" table:style-name="ce13">
            <text:p>630</text:p>
          </table:table-cell>
          <table:table-cell office:value-type="float" office:value="0.41" table:style-name="ce14">
            <text:p>0.41</text:p>
          </table:table-cell>
          <table:table-cell office:value-type="float" office:value="0.24" table:style-name="ce14">
            <text:p>0.24</text:p>
          </table:table-cell>
          <table:table-cell office:value-type="float" office:value="205.04" table:style-name="ce14">
            <text:p>205.0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443985" table:style-name="ce13">
            <text:p>7,443,985</text:p>
          </table:table-cell>
          <table:table-cell office:value-type="float" office:value="4808351" table:style-name="ce13">
            <text:p>4,808,351</text:p>
          </table:table-cell>
          <table:table-cell office:value-type="float" office:value="96517" table:style-name="ce13">
            <text:p>96,517</text:p>
          </table:table-cell>
          <table:table-cell office:value-type="float" office:value="40057" table:style-name="ce13">
            <text:p>40,057</text:p>
          </table:table-cell>
          <table:table-cell office:value-type="float" office:value="16055502" table:style-name="ce13">
            <text:p>16,055,502</text:p>
          </table:table-cell>
          <table:table-cell office:value-type="float" office:value="20630814" table:style-name="ce13">
            <text:p>20,630,814</text:p>
          </table:table-cell>
          <table:table-cell office:value-type="float" office:value="37415895" table:style-name="ce13">
            <text:p>37,415,895</text:p>
          </table:table-cell>
          <table:table-cell office:value-type="float" office:value="621244" table:style-name="ce13">
            <text:p>621,244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431.55" table:style-name="ce14">
            <text:p>431.55</text:p>
          </table:table-cell>
          <table:table-cell office:value-type="float" office:value="67913" table:style-name="ce13">
            <text:p>67,913</text:p>
          </table:table-cell>
          <table:table-cell office:value-type="float" office:value="175702" table:style-name="ce13">
            <text:p>175,7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8404" table:style-name="ce13">
            <text:p>598,404</text:p>
          </table:table-cell>
          <table:table-cell office:value-type="float" office:value="233437" table:style-name="ce13">
            <text:p>233,437</text:p>
          </table:table-cell>
          <table:table-cell office:value-type="float" office:value="2781" table:style-name="ce13">
            <text:p>2,781</text:p>
          </table:table-cell>
          <table:table-cell office:value-type="float" office:value="4497" table:style-name="ce13">
            <text:p>4,497</text:p>
          </table:table-cell>
          <table:table-cell office:value-type="float" office:value="484670" table:style-name="ce13">
            <text:p>484,670</text:p>
          </table:table-cell>
          <table:table-cell office:value-type="float" office:value="905657" table:style-name="ce13">
            <text:p>905,657</text:p>
          </table:table-cell>
          <table:table-cell office:value-type="float" office:value="1032373" table:style-name="ce13">
            <text:p>1,032,373</text:p>
          </table:table-cell>
          <table:table-cell office:value-type="float" office:value="6176" table:style-name="ce13">
            <text:p>6,176</text:p>
          </table:table-cell>
          <table:table-cell office:value-type="float" office:value="0.92" table:style-name="ce14">
            <text:p>0.92</text:p>
          </table:table-cell>
          <table:table-cell office:value-type="float" office:value="0.25" table:style-name="ce14">
            <text:p>0.25</text:p>
          </table:table-cell>
          <table:table-cell office:value-type="float" office:value="238.06" table:style-name="ce14">
            <text:p>238.06</text:p>
          </table:table-cell>
          <table:table-cell office:value-type="float" office:value="940" table:style-name="ce13">
            <text:p>940</text:p>
          </table:table-cell>
          <table:table-cell office:value-type="float" office:value="2295" table:style-name="ce13">
            <text:p>2,2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3826" table:style-name="ce13">
            <text:p>173,826</text:p>
          </table:table-cell>
          <table:table-cell office:value-type="float" office:value="102953" table:style-name="ce13">
            <text:p>102,953</text:p>
          </table:table-cell>
          <table:table-cell office:value-type="float" office:value="2378" table:style-name="ce13">
            <text:p>2,378</text:p>
          </table:table-cell>
          <table:table-cell office:value-type="float" office:value="2128" table:style-name="ce13">
            <text:p>2,128</text:p>
          </table:table-cell>
          <table:table-cell office:value-type="float" office:value="259938" table:style-name="ce13">
            <text:p>259,938</text:p>
          </table:table-cell>
          <table:table-cell office:value-type="float" office:value="0" table:style-name="ce13">
            <text:p>0</text:p>
          </table:table-cell>
          <table:table-cell office:value-type="float" office:value="2664139" table:style-name="ce13">
            <text:p>2,664,139</text:p>
          </table:table-cell>
          <table:table-cell office:value-type="float" office:value="176" table:style-name="ce13">
            <text:p>176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1520.97" table:style-name="ce14">
            <text:p>1,520.97</text:p>
          </table:table-cell>
          <table:table-cell office:value-type="float" office:value="1960" table:style-name="ce13">
            <text:p>1,960</text:p>
          </table:table-cell>
          <table:table-cell office:value-type="float" office:value="4816" table:style-name="ce13">
            <text:p>4,81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0800825" table:style-name="ce13">
            <text:p>50,800,825</text:p>
          </table:table-cell>
          <table:table-cell office:value-type="float" office:value="33201274" table:style-name="ce13">
            <text:p>33,201,274</text:p>
          </table:table-cell>
          <table:table-cell office:value-type="float" office:value="596684" table:style-name="ce13">
            <text:p>596,684</text:p>
          </table:table-cell>
          <table:table-cell office:value-type="float" office:value="331777" table:style-name="ce13">
            <text:p>331,777</text:p>
          </table:table-cell>
          <table:table-cell office:value-type="float" office:value="102675828" table:style-name="ce13">
            <text:p>102,675,828</text:p>
          </table:table-cell>
          <table:table-cell office:value-type="float" office:value="142744310" table:style-name="ce13">
            <text:p>142,744,310</text:p>
          </table:table-cell>
          <table:table-cell office:value-type="float" office:value="263204046" table:style-name="ce13">
            <text:p>263,204,046</text:p>
          </table:table-cell>
          <table:table-cell office:value-type="float" office:value="1859357" table:style-name="ce13">
            <text:p>1,859,357</text:p>
          </table:table-cell>
          <table:table-cell office:value-type="float" office:value="0.19040435376628245" table:style-name="ce14">
            <text:p>0.19</text:p>
          </table:table-cell>
          <table:table-cell office:value-type="float" office:value="0.02" table:style-name="ce14">
            <text:p>0.02</text:p>
          </table:table-cell>
          <table:table-cell office:value-type="float" office:value="510.8806531325701" table:style-name="ce14">
            <text:p>510.88</text:p>
          </table:table-cell>
          <table:table-cell office:value-type="float" office:value="388049" table:style-name="ce13">
            <text:p>388,049</text:p>
          </table:table-cell>
          <table:table-cell office:value-type="float" office:value="930236" table:style-name="ce13">
            <text:p>930,236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2" table:style-name="ro6">
          <table:table-cell table:number-columns-repeated="16384" table:style-name="ce15"/>
        </table:table-row>
        <table:table-row table:number-rows-repeated="1048520" table:style-name="ro2">
          <table:table-cell table:number-columns-repeated="16384"/>
        </table:table-row>
        <table:named-expressions>
          <table:named-range table:name="外部資料_1" table:cell-range-address="11003.$A$1:11003.$N$23" table:base-cell-address="11003.$A$1"/>
          <table:named-range table:name="外部資料_10" table:cell-range-address="11003.$A$1:11003.$N$23" table:base-cell-address="11003.$A$1"/>
          <table:named-range table:name="外部資料_11" table:cell-range-address="11003.$A$1:11003.$N$23" table:base-cell-address="11003.$A$1"/>
          <table:named-range table:name="外部資料_12" table:cell-range-address="11003.$A$1:11003.$N$23" table:base-cell-address="11003.$A$1"/>
          <table:named-range table:name="外部資料_13" table:cell-range-address="11003.$A$1:11003.$N$23" table:base-cell-address="11003.$A$1"/>
          <table:named-range table:name="外部資料_14" table:cell-range-address="11003.$A$1:11003.$N$23" table:base-cell-address="11003.$A$1"/>
          <table:named-range table:name="外部資料_15" table:cell-range-address="11003.$A$1:11003.$N$23" table:base-cell-address="11003.$A$1"/>
          <table:named-range table:name="外部資料_16" table:cell-range-address="11003.$A$1:11003.$N$23" table:base-cell-address="11003.$A$1"/>
          <table:named-range table:name="外部資料_17" table:cell-range-address="11003.$A$1:11003.$N$23" table:base-cell-address="11003.$A$1"/>
          <table:named-range table:name="外部資料_18" table:cell-range-address="11003.$A$1:11003.$N$23" table:base-cell-address="11003.$A$1"/>
          <table:named-range table:name="外部資料_19" table:cell-range-address="11003.$A$1:11003.$N$23" table:base-cell-address="11003.$A$1"/>
          <table:named-range table:name="外部資料_2" table:cell-range-address="11003.$A$1:11003.$N$23" table:base-cell-address="11003.$A$1"/>
          <table:named-range table:name="外部資料_20" table:cell-range-address="11003.$A$1:11003.$N$23" table:base-cell-address="11003.$A$1"/>
          <table:named-range table:name="外部資料_21" table:cell-range-address="11003.$A$1:11003.$N$23" table:base-cell-address="11003.$A$1"/>
          <table:named-range table:name="外部資料_22" table:cell-range-address="11003.$A$1:11003.$N$23" table:base-cell-address="11003.$A$1"/>
          <table:named-range table:name="外部資料_23" table:cell-range-address="11003.$A$1:11003.$N$23" table:base-cell-address="11003.$A$1"/>
          <table:named-range table:name="外部資料_24" table:cell-range-address="11003.$A$1:11003.$N$23" table:base-cell-address="11003.$A$1"/>
          <table:named-range table:name="外部資料_25" table:cell-range-address="11003.$A$1:11003.$N$23" table:base-cell-address="11003.$A$1"/>
          <table:named-range table:name="外部資料_26" table:cell-range-address="11003.$A$1:11003.$N$23" table:base-cell-address="11003.$A$1"/>
          <table:named-range table:name="外部資料_27" table:cell-range-address="11003.$A$1:11003.$N$23" table:base-cell-address="11003.$A$1"/>
          <table:named-range table:name="外部資料_28" table:cell-range-address="11003.$A$1:11003.$N$23" table:base-cell-address="11003.$A$1"/>
          <table:named-range table:name="外部資料_29" table:cell-range-address="11003.$A$1:11003.$N$23" table:base-cell-address="11003.$A$1"/>
          <table:named-range table:name="外部資料_3" table:cell-range-address="11003.$A$1:11003.$N$23" table:base-cell-address="11003.$A$1"/>
          <table:named-range table:name="外部資料_30" table:cell-range-address="11003.$A$1:11003.$N$23" table:base-cell-address="11003.$A$1"/>
          <table:named-range table:name="外部資料_31" table:cell-range-address="11003.$A$1:11003.$N$23" table:base-cell-address="11003.$A$1"/>
          <table:named-range table:name="外部資料_32" table:cell-range-address="11003.$A$1:11003.$N$23" table:base-cell-address="11003.$A$1"/>
          <table:named-range table:name="外部資料_33" table:cell-range-address="11003.$A$1:11003.$N$23" table:base-cell-address="11003.$A$1"/>
          <table:named-range table:name="外部資料_34" table:cell-range-address="11003.$A$1:11003.$N$23" table:base-cell-address="11003.$A$1"/>
          <table:named-range table:name="外部資料_35" table:cell-range-address="11003.$A$1:11003.$N$23" table:base-cell-address="11003.$A$1"/>
          <table:named-range table:name="外部資料_36" table:cell-range-address="11003.$A$1:11003.$N$23" table:base-cell-address="11003.$A$1"/>
          <table:named-range table:name="外部資料_37" table:cell-range-address="11003.$A$1:11003.$N$23" table:base-cell-address="11003.$A$1"/>
          <table:named-range table:name="外部資料_38" table:cell-range-address="11003.$A$1:11003.$N$23" table:base-cell-address="11003.$A$1"/>
          <table:named-range table:name="外部資料_39" table:cell-range-address="11003.$A$1:11003.$N$23" table:base-cell-address="11003.$A$1"/>
          <table:named-range table:name="外部資料_4" table:cell-range-address="11003.$A$1:11003.$N$23" table:base-cell-address="11003.$A$1"/>
          <table:named-range table:name="外部資料_40" table:cell-range-address="11003.$A$1:11003.$N$23" table:base-cell-address="11003.$A$1"/>
          <table:named-range table:name="外部資料_41" table:cell-range-address="11003.$A$1:11003.$N$23" table:base-cell-address="11003.$A$1"/>
          <table:named-range table:name="外部資料_42" table:cell-range-address="11003.$A$1:11003.$N$23" table:base-cell-address="11003.$A$1"/>
          <table:named-range table:name="外部資料_43" table:cell-range-address="11003.$A$1:11003.$N$23" table:base-cell-address="11003.$A$1"/>
          <table:named-range table:name="外部資料_44" table:cell-range-address="11003.$A$1:11003.$N$23" table:base-cell-address="11003.$A$1"/>
          <table:named-range table:name="外部資料_45" table:cell-range-address="11003.$A$1:11003.$N$23" table:base-cell-address="11003.$A$1"/>
          <table:named-range table:name="外部資料_46" table:cell-range-address="11003.$A$1:11003.$N$23" table:base-cell-address="11003.$A$1"/>
          <table:named-range table:name="外部資料_47" table:cell-range-address="11003.$A$1:11003.$N$23" table:base-cell-address="11003.$A$1"/>
          <table:named-range table:name="外部資料_48" table:cell-range-address="11003.$A$1:11003.$N$23" table:base-cell-address="11003.$A$1"/>
          <table:named-range table:name="外部資料_49" table:cell-range-address="11003.$A$1:11003.$N$23" table:base-cell-address="11003.$A$1"/>
          <table:named-range table:name="外部資料_5" table:cell-range-address="11003.$A$1:11003.$N$23" table:base-cell-address="11003.$A$1"/>
          <table:named-range table:name="外部資料_50" table:cell-range-address="11003.$A$1:11003.$N$23" table:base-cell-address="11003.$A$1"/>
          <table:named-range table:name="外部資料_51" table:cell-range-address="11003.$A$1:11003.$N$23" table:base-cell-address="11003.$A$1"/>
          <table:named-range table:name="外部資料_52" table:cell-range-address="11003.$A$1:11003.$N$23" table:base-cell-address="11003.$A$1"/>
          <table:named-range table:name="外部資料_53" table:cell-range-address="11003.$A$1:11003.$N$23" table:base-cell-address="11003.$A$1"/>
          <table:named-range table:name="外部資料_54" table:cell-range-address="11003.$A$1:11003.$N$23" table:base-cell-address="11003.$A$1"/>
          <table:named-range table:name="外部資料_55" table:cell-range-address="11003.$A$1:11003.$N$23" table:base-cell-address="11003.$A$1"/>
          <table:named-range table:name="外部資料_56" table:cell-range-address="11003.$A$1:11003.$N$23" table:base-cell-address="11003.$A$1"/>
          <table:named-range table:name="外部資料_6" table:cell-range-address="11003.$A$1:11003.$N$23" table:base-cell-address="11003.$A$1"/>
          <table:named-range table:name="外部資料_7" table:cell-range-address="11003.$A$1:11003.$N$23" table:base-cell-address="11003.$A$1"/>
          <table:named-range table:name="外部資料_8" table:cell-range-address="11003.$A$1:11003.$N$23" table:base-cell-address="11003.$A$1"/>
          <table:named-range table:name="外部資料_9" table:cell-range-address="11003.$A$1:11003.$N$23" table:base-cell-address="110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04-27T08:21:50Z</meta:creation-date>
    <dc:date>2021-04-27T08:22:12Z</dc:date>
    <meta:print-date>2021-04-27T08:22:04Z</meta:print-date>
  </office:meta>
</office:document-meta>
</file>